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0000000604CD0334029FAB81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2" text:anchor-type="char" svg:x="0in" svg:y="0in" svg:width="0.6665in" svg:height="0.6665in" draw:z-index="0"><draw:image xlink:href="Pictures/1000000000000060000000604CD0334029FAB812.jpg" xlink:type="simple" xlink:show="embed" xlink:actuate="onLoad" draw:mime-type="image/jpeg"/><svg:desc>A picture containing game

Description automatically generated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masz Jakut</meta:initial-creator>
    <meta:editing-cycles>2</meta:editing-cycles>
    <meta:creation-date>2020-10-14T12:22:00</meta:creation-date>
    <dc:date>2020-10-14T17:08:59.910728737</dc:date>
    <meta:editing-duration>PT3M17S</meta:editing-duration>
    <meta:generator>LibreOffice/7.0.1.2$MacOSX_X86_64 LibreOffice_project/7cbcfc562f6eb6708b5ff7d7397325de9e764452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